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Map.getMap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eMap.getPropertySet( Class &lt; T &gt; property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p.isValidKey( Property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ap.getDelega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ap.getProperty( Property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p.setMapClass( Class map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aseMap.isCompatibleClass( Class checkClas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aseMap.setDelegateMap( PropertyMap delegate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p.containsPropertySet( Class &lt; ? extends Annotation &gt; property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